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1pt" officeooo:rsid="00170b09" officeooo:paragraph-rsid="00170b09" style:font-size-asian="11pt" style:font-size-complex="11pt"/>
    </style:style>
    <style:style style:name="P2" style:family="paragraph" style:parent-style-name="Preformatted_20_Text">
      <style:text-properties fo:font-size="11pt" officeooo:rsid="00170b09" officeooo:paragraph-rsid="001f975f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395d" style:font-weight-asian="bold" style:font-weight-complex="bold"/>
    </style:style>
    <style:style style:name="T4" style:family="text">
      <style:text-properties fo:font-weight="normal" officeooo:rsid="0018395d" style:font-weight-asian="normal" style:font-weight-complex="normal"/>
    </style:style>
    <style:style style:name="T5" style:family="text">
      <style:text-properties fo:font-weight="normal" officeooo:rsid="0019541a" style:font-weight-asian="normal" style:font-weight-complex="normal"/>
    </style:style>
    <style:style style:name="T6" style:family="text">
      <style:text-properties officeooo:rsid="001aa67b"/>
    </style:style>
    <style:style style:name="T7" style:family="text">
      <style:text-properties officeooo:rsid="001cd077"/>
    </style:style>
    <style:style style:name="T8" style:family="text">
      <style:text-properties officeooo:rsid="001d1c5e"/>
    </style:style>
    <style:style style:name="T9" style:family="text">
      <style:text-properties officeooo:rsid="001e8c1f"/>
    </style:style>
    <style:style style:name="T10" style:family="text">
      <style:text-properties officeooo:rsid="001f97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<text:tab/><text:tab/>-&gt; <text:tab/><text:span text:style-name="T1">procedure</text:span> ID_PROC <text:span text:style-name="T1">is</text:span> DECLAR+ <text:span text:style-name="T1">begin</text:span> SENT+ <text:span text:style-name="T1">end</text:span> <text:span text:style-name="T2">proc</text:span><text:span text:style-name="T3">edure</text:span><text:span text:style-name="T1">;</text:span></text:p>
      <text:p text:style-name="P1"/>
      <text:p text:style-name="P1">DECLAR+<text:tab/>-&gt;<text:tab/>DECLAR+ DECLAR</text:p>
      <text:p text:style-name="P1"><text:tab/><text:tab/>|<text:tab/>DECLAR</text:p>
      <text:p text:style-name="P1"/>
      <text:p text:style-name="P1">DECLAR<text:tab/>-&gt;<text:tab/>PROC</text:p>
      <text:p text:style-name="P1"><text:tab/><text:tab/>|<text:tab/>DECLAR_V+</text:p>
      <text:p text:style-name="P1"><text:tab/><text:tab/>|<text:tab/>DECLAR_T+</text:p>
      <text:p text:style-name="P1"><text:tab/><text:tab/>|<text:tab/><text:span text:style-name="T1">lambda</text:span> </text:p>
      <text:p text:style-name="P1"/>
      <text:p text:style-name="P1">DECLAR_V+<text:tab/>-&gt;<text:tab/>DECLAR_V+ DECLAR_V</text:p>
      <text:p text:style-name="P1"><text:tab/><text:tab/>|<text:tab/>DECLAR_V</text:p>
      <text:p text:style-name="P1"/>
      <text:p text:style-name="P1">DECLAR_V<text:tab/>-&gt;<text:tab/>L_ID<text:span text:style-name="T1">:</text:span>ID<text:span text:style-name="T1">;</text:span></text:p>
      <text:p text:style-name="P1"/>
      <text:p text:style-name="P1">DECLAR_T+<text:tab/>-&gt;<text:tab/>DECLAR_T+ DECLAR_T</text:p>
      <text:p text:style-name="P1"><text:tab/><text:tab/>|<text:tab/>DECLAR_T</text:p>
      <text:p text:style-name="P1"/>
      <text:p text:style-name="P1">DECLAR_T<text:tab/>-&gt;<text:tab/><text:span text:style-name="T1">type</text:span> ID <text:span text:style-name="T1">is</text:span> DECLAR_T_2<text:span text:style-name="T1">;</text:span></text:p>
      <text:p text:style-name="P1"/>
      <text:p text:style-name="P1">DECLAR_T_2<text:tab/>-&gt;<text:tab/><text:span text:style-name="T1">record</text:span> DECLAR_V <text:span text:style-name="T1">end</text:span> <text:span text:style-name="T1">record</text:span></text:p>
      <text:p text:style-name="P1"><text:tab/><text:tab/>|<text:tab/><text:span text:style-name="T1">new</text:span> ID</text:p>
      <text:p text:style-name="P1"><text:tab/><text:tab/>|<text:tab/><text:span text:style-name="T1">array</text:span> <text:span text:style-name="T1">(</text:span><text:span text:style-name="T4">ARRAY</text:span>_R+<text:span text:style-name="T1">)</text:span> <text:span text:style-name="T1">of</text:span> ID<text:span text:style-name="T6">X</text:span></text:p>
      <text:p text:style-name="P1"/>
      <text:p text:style-name="P1"/>
      <text:p text:style-name="P1"/>
      <text:p text:style-name="P1">-- ********************************************************************* --</text:p>
      <text:p text:style-name="P1"/>
      <text:p text:style-name="P1"/>
      <text:p text:style-name="P1"/>
      <text:p text:style-name="P1">SENT+<text:tab/><text:tab/>-&gt;<text:tab/>SENT+ SENT</text:p>
      <text:p text:style-name="P1"><text:tab/><text:tab/>|<text:tab/>SENT</text:p>
      <text:p text:style-name="P1"/>
      <text:p text:style-name="P1">SENT<text:tab/><text:tab/>-&gt;<text:tab/>S_ITER</text:p>
      <text:p text:style-name="P1"><text:tab/><text:tab/>|<text:tab/>S_COND</text:p>
      <text:p text:style-name="P1"><text:tab/><text:tab/>|<text:tab/>S_ASSIGN</text:p>
      <text:p text:style-name="P1"><text:tab/><text:tab/>|<text:tab/>S_CRIDA</text:p>
      <text:p text:style-name="P1"><text:tab/><text:tab/>|<text:tab/><text:span text:style-name="T1">null;</text:span></text:p>
      <text:p text:style-name="P1"/>
      <text:p text:style-name="P1">S_ITER<text:tab/>-&gt;<text:tab/><text:span text:style-name="T1">while</text:span> COND <text:span text:style-name="T1">loop</text:span> SENT+ <text:span text:style-name="T1">end</text:span> <text:span text:style-name="T1">loop;</text:span></text:p>
      <text:p text:style-name="P1"/>
      <text:p text:style-name="P1">S_COND<text:tab/>-&gt;<text:tab/><text:span text:style-name="T1">if</text:span> COND <text:span text:style-name="T1">then</text:span> SENT+ <text:span text:style-name="T1">end</text:span> <text:span text:style-name="T1">if;</text:span></text:p>
      <text:p text:style-name="P1"><text:tab/><text:tab/>|<text:tab/><text:span text:style-name="T1">if</text:span> COND <text:span text:style-name="T1">then</text:span> SENT+ <text:span text:style-name="T1">else</text:span> SENT+ <text:span text:style-name="T1">end</text:span> <text:span text:style-name="T1">if;</text:span></text:p>
      <text:p text:style-name="P1"/>
      <text:p text:style-name="P1">S_ASSIGN<text:tab/>-&gt;<text:tab/>ID<text:span text:style-name="T1">:=</text:span>IDX<text:span text:style-name="T1">;</text:span> | ID<text:span text:style-name="T1">:=</text:span>ID<text:span text:style-name="T1">(</text:span>IDX<text:span text:style-name="T1">);</text:span> | ID<text:span text:style-name="T1">:=</text:span>ID<text:span text:style-name="T1">.</text:span>ID<text:span text:style-name="T1">;</text:span></text:p>
      <text:p text:style-name="P1"><text:tab/><text:tab/>|<text:tab/>ID<text:span text:style-name="T1">(</text:span>IDX<text:span text:style-name="T1">):=</text:span>IDX<text:span text:style-name="T1">;</text:span> | ID<text:span text:style-name="T1">(</text:span>IDX<text:span text:style-name="T1">):=</text:span>ID<text:span text:style-name="T1">(</text:span>IDX<text:span text:style-name="T1">);</text:span> | ID<text:span text:style-name="T1">(</text:span>IDX<text:span text:style-name="T1">):=</text:span>ID<text:span text:style-name="T1">.</text:span>ID<text:span text:style-name="T1">;</text:span> </text:p>
      <text:p text:style-name="P1"><text:tab/><text:tab/>|<text:tab/>ID<text:span text:style-name="T1">.</text:span>ID<text:span text:style-name="T1">:=</text:span>IDX<text:span text:style-name="T1">;</text:span><text:tab/>| ID<text:span text:style-name="T1">.</text:span>ID<text:span text:style-name="T1">:=</text:span>ID<text:span text:style-name="T1">(</text:span>IDX<text:span text:style-name="T1">);</text:span><text:tab/>| ID<text:span text:style-name="T1">.</text:span>ID<text:span text:style-name="T1">:=</text:span>ID<text:span text:style-name="T1">.</text:span>ID<text:span text:style-name="T1">;</text:span></text:p>
      <text:p text:style-name="P1"/>
      <text:p text:style-name="P1">S_CRIDA<text:tab/>-&gt;<text:tab/>ID_PROC<text:span text:style-name="T1">;</text:span></text:p>
      <text:p text:style-name="P1"/>
      <text:p text:style-name="P1"/>
      <text:p text:style-name="P1"/>
      <text:p text:style-name="P1"/>
      <text:p text:style-name="P1"/>
      <text:p text:style-name="P1"><text:soft-page-break/>-- ********************************************************************* --</text:p>
      <text:p text:style-name="P1"/>
      <text:p text:style-name="P1">COND<text:tab/><text:tab/>-&gt; <text:span text:style-name="T4">AND</text:span>+ | <text:span text:style-name="T4">OR</text:span>+</text:p>
      <text:p text:style-name="P1"/>
      <text:p text:style-name="P1">-- <text:span text:style-name="T8">Te sentit/quina es la dificultat d'afegir l'opcio and then?</text:span></text:p>
      <text:p text:style-name="P1"><text:span text:style-name="T4">AND</text:span>+<text:tab/><text:tab/>-&gt; <text:span text:style-name="T4">AND</text:span>+ <text:span text:style-name="T1">and</text:span> O_REL</text:p>
      <text:p text:style-name="P1"><text:tab/><text:tab/>| <text:s/>O_REL</text:p>
      <text:p text:style-name="P1"><text:tab/></text:p>
      <text:p text:style-name="P1"><text:span text:style-name="T4">OR</text:span>+<text:tab/><text:tab/>-&gt; <text:span text:style-name="T5">OR</text:span>+ <text:span text:style-name="T1">or</text:span> O_REL</text:p>
      <text:p text:style-name="P1"><text:tab/><text:tab/>| <text:s/>O_REL</text:p>
      <text:p text:style-name="P1"/>
      <text:p text:style-name="P1">O_REL<text:tab/><text:tab/>-&gt; E OP_REL E</text:p>
      <text:p text:style-name="P1"><text:tab/><text:tab/>| <text:s/>E</text:p>
      <text:p text:style-name="P1"/>
      <text:p text:style-name="P1">E<text:tab/><text:tab/>-&gt; OP_U_C E0</text:p>
      <text:p text:style-name="P1"><text:tab/><text:tab/>| <text:s/>E0</text:p>
      <text:p text:style-name="P1"/>
      <text:p text:style-name="P1">E0<text:tab/><text:tab/>-&gt; E0 OP_B_C E1</text:p>
      <text:p text:style-name="P1"><text:tab/><text:tab/>| <text:s/>E1</text:p>
      <text:p text:style-name="P1"/>
      <text:p text:style-name="P1">E1<text:tab/><text:tab/>-&gt; E1 OP_B_E E2</text:p>
      <text:p text:style-name="P1"><text:tab/><text:tab/>| <text:s/>E2</text:p>
      <text:p text:style-name="P1"/>
      <text:p text:style-name="P1">E2<text:tab/><text:tab/>-&gt; OP_U_E E3</text:p>
      <text:p text:style-name="P1"><text:tab/><text:tab/>| <text:s/>E3 <text:span text:style-name="T4">OP</text:span>_E E3</text:p>
      <text:p text:style-name="P1"><text:tab/><text:tab/>| <text:s/>E3</text:p>
      <text:p text:style-name="P1"/>
      <text:p text:style-name="P1">E3<text:tab/><text:tab/>-&gt; <text:span text:style-name="T9">IDX</text:span></text:p>
      <text:p text:style-name="P1"><text:tab/><text:tab/>| <text:s/><text:span text:style-name="T1">(</text:span>COND<text:span text:style-name="T1">)</text:span></text:p>
      <text:p text:style-name="P1"/>
      <text:p text:style-name="P1">OP_REL<text:tab/>-&gt; <text:span text:style-name="T2">&lt;</text:span> | <text:span text:style-name="T2">&gt;</text:span> | <text:span text:style-name="T2">&lt;=</text:span> | <text:span text:style-name="T2">&gt;=</text:span> | <text:span text:style-name="T2">/=</text:span> | <text:span text:style-name="T2">=</text:span></text:p>
      <text:p text:style-name="P1"/>
      <text:p text:style-name="P1">OP_B_C<text:tab/>-&gt; <text:span text:style-name="T2">+</text:span> | <text:span text:style-name="T2">-</text:span></text:p>
      <text:p text:style-name="P1"/>
      <text:p text:style-name="P1">OP_B_E<text:tab/>-&gt; <text:span text:style-name="T2">*</text:span> | <text:span text:style-name="T2">/</text:span> | <text:span text:style-name="T2">mod</text:span></text:p>
      <text:p text:style-name="P1"/>
      <text:p text:style-name="P1">OP_U_C<text:tab/>-&gt; <text:span text:style-name="T2">-</text:span></text:p>
      <text:p text:style-name="P1"/>
      <text:p text:style-name="P1">OP_U_E<text:tab/>-&gt; <text:span text:style-name="T2">not</text:span></text:p>
      <text:p text:style-name="P1"/>
      <text:p text:style-name="P1">OP_E<text:tab/><text:tab/>-&gt; <text:span text:style-name="T2">**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 ********************************************************************* --</text:p>
      <text:p text:style-name="P1"/>
      <text:p text:style-name="P1">ID_PROC<text:tab/>-&gt;<text:tab/>ID<text:span text:style-name="T1">(</text:span>ARG+<text:span text:style-name="T1">)</text:span></text:p>
      <text:p text:style-name="P1"><text:tab/><text:tab/>|<text:tab/>ID</text:p>
      <text:p text:style-name="P1"/>
      <text:p text:style-name="P1">L_ID<text:tab/><text:tab/>-&gt;<text:tab/>L_ID<text:span text:style-name="T1">,</text:span>ID</text:p>
      <text:p text:style-name="P1"><text:tab/><text:tab/>|<text:tab/>ID</text:p>
      <text:p text:style-name="P1"/>
      <text:p text:style-name="P1">ARG+<text:tab/><text:tab/>-&gt;<text:tab/>ARG+<text:span text:style-name="T2">&amp;</text:span>ARG</text:p>
      <text:p text:style-name="P1"><text:tab/><text:tab/>|<text:tab/>ARG</text:p>
      <text:p text:style-name="P1"/>
      <text:p text:style-name="P1">ARG<text:tab/><text:tab/>-&gt;<text:tab/>L_ID<text:span text:style-name="T1">:</text:span>I_O ID</text:p>
      <text:p text:style-name="P1"/>
      <text:p text:style-name="P1">I_O<text:tab/><text:tab/>-&gt;<text:tab/><text:span text:style-name="T1">in</text:span></text:p>
      <text:p text:style-name="P1"><text:tab/><text:tab/>|<text:tab/><text:span text:style-name="T1">out</text:span></text:p>
      <text:p text:style-name="P1"><text:tab/><text:tab/>|<text:tab/><text:span text:style-name="T1">in</text:span> <text:span text:style-name="T1">out</text:span></text:p>
      <text:p text:style-name="P1"/>
      <text:p text:style-name="P1"><text:span text:style-name="T4">ARRAY</text:span>_R+<text:tab/>-&gt;<text:tab/><text:span text:style-name="T4">ARRAY</text:span>_R+<text:span text:style-name="T1">,</text:span><text:span text:style-name="T4">ARRAY</text:span>_R</text:p>
      <text:p text:style-name="P1"><text:tab/><text:tab/>|<text:tab/><text:span text:style-name="T4">ARRAY</text:span>_R</text:p>
      <text:p text:style-name="P1"/>
      <text:p text:style-name="P1"><text:span text:style-name="T4">ARRAY</text:span>_R<text:tab/>-&gt;<text:tab/>ID <text:span text:style-name="T1">range</text:span> IDX<text:span text:style-name="T1">..</text:span>IDX</text:p>
      <text:p text:style-name="P1"/>
      <text:p text:style-name="P1"><text:bookmark-start text:name="__DdeLink__4_1143345786"/>IDX<text:tab/><text:tab/>-&gt;<text:tab/><text:bookmark-end text:name="__DdeLink__4_1143345786"/><text:span text:style-name="T10">IDX'</text:span></text:p>
      <text:p text:style-name="P1"><text:tab/><text:tab/>|<text:tab/>LIT_BOOL --? <text:span text:style-name="T7">Es pot indexar amb booleans?</text:span></text:p>
      <text:p text:style-name="P1"/>
      <text:p text:style-name="P2">IDX<text:span text:style-name="T10">'</text:span><text:tab/><text:tab/>-&gt;<text:tab/>LIT_ENT</text:p>
      <text:p text:style-name="P2"><text:tab/><text:tab/>|<text:tab/>LIT_CAR</text:p>
      <text:p text:style-name="P2"><text:tab/><text:tab/>|<text:tab/>ID</text:p>
      <text:p text:style-name="P1"/>
      <text:p text:style-name="P1">ID<text:tab/><text:tab/>-&gt;<text:tab/>LIT_S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2:51:37.336432747</dc:date>
    <meta:generator>LibreOffice/4.2.6.3$Linux_X86_64 LibreOffice_project/420m0$Build-3</meta:generator>
    <meta:editing-duration>PT17M58S</meta:editing-duration>
    <meta:editing-cycles>8</meta:editing-cycles>
    <meta:document-statistic meta:table-count="0" meta:image-count="0" meta:object-count="0" meta:page-count="3" meta:paragraph-count="78" meta:word-count="297" meta:character-count="1665" meta:non-whitespace-character-count="1345"/>
  </office:meta>
</office:document-meta>
</file>